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1pt" style:font-size-asian="11pt" style:font-size-complex="11pt"/>
    </style:style>
    <style:style style:name="P3" style:family="paragraph" style:parent-style-name="Standard">
      <style:paragraph-properties fo:line-height="115%"/>
      <style:text-properties style:font-name="Calibri" fo:font-size="11pt" fo:language="nb" fo:country="NO" style:font-size-asian="11pt" style:font-size-complex="11pt"/>
    </style:style>
    <style:style style:name="P4" style:family="paragraph" style:parent-style-name="Heading_20_1">
      <style:text-properties style:font-name="Calibri"/>
    </style:style>
    <style:style style:name="P5" style:family="paragraph" style:parent-style-name="Heading_20_2">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munikasjon i grupper: Teknologiske plattformer for samtaler, oppgavestyring og fildeling.</text:p>
      <text:p text:style-name="P3"/>
      <text:h text:style-name="P4" text:outline-level="1">1. Forord</text:h>
      <text:p text:style-name="P1"/>
      <text:h text:style-name="P4" text:outline-level="1">2. Samtaler</text:h>
      <text:p text:style-name="P1"/>
      <text:h text:style-name="P4" text:outline-level="1">3. Oppgavestyring</text:h>
      <text:p text:style-name="P1"/>
      <text:h text:style-name="P4" text:outline-level="1">4. Fildeling</text:h>
      <text:p text:style-name="P2">I en gruppe som skal samarbeide om et programmert prosjekt, er det viktig at alle har tilgang til alle filer som tilhører prosjektet. For de aller minste prosjekter kan dette gjøres manuelt, ved hjelp av verktøy som e-post eller minnepenner. For prosjekter som er noe større, eller der det skal være flere filer som mer enn en person jobber på om gangen, kan dette fort bli uhåndterlig. For å løse dette problemet, kan en bruke et versjonskontrollsystem. Slike systemer håndterer opp- og nedlasting av filer med en enkel kommando. I tillegg til deling av filer, gir versjonskontroll muligheten til å hente ut tidligere versjoner av kode og sammenligne med nåværende kode, eller tilbakestille kode som ikke fungerer som ventet. Dessuten fungerer versjonskontroll som backup, dersom en sørger for å laste opp endringene sine.</text:p>
      <text:p text:style-name="P2"/>
      <text:p text:style-name="P2">Dersom en ikke ønsker å bruke et versjonskontrollsystem, finnes det andre alternativer for felles lagring.</text:p>
      <text:h text:style-name="P5" text:outline-level="2">Git</text:h>
      <text:p text:style-name="P2">Git er et svært utbredt versjonskontrollsystem som ble utviklet av Linus Torvalds i 2005. Ved hjelp av Git kan du lett dele kode med andre, oppdatere kode, og holde orden på filer; dette gjøres ved å lagre kode i et «repository», ofte kalt et repo. Du kan også dele arbeid opp i grener som så slås sammen når de er ferdig, slik at konflikter mellom to ulike filer ikke oppstår. Det vanligste stedet å lagre kode gjennom Git er nettstedet github.com, som lar alle lagre åpne repoer gratis, og har en billig løsning for private repoer (også gratis for studenter).</text:p>
      <text:h text:style-name="Heading_20_2" text:outline-level="2">Dropbox</text:h>
      <text:p text:style-name="P2">Dropbox er en online lagringsplass for alle slags filer. Konseptet er at du har en mappe på datamaskinen din som svarer til en mappe på Dropbox-serveren. Klienten er svært godt integrert i operativsystemet: hvis du endrer noe i mappen, blir det automatisk lastet opp, og hvis noen andre som har samme mappe endrer noe, får du endringene med en gang.</text:p>
      <text:h text:style-name="Heading_20_2" text:outline-level="2">Hamachi</text:h>
      <text:p text:style-name="P2">Hamachi er ikke i seg selv en fildelingsløsning, men en VPN – «virtual private network». Gjennom Hamachi kan en samling maskiner koble seg opp mot hverandre som om de var på et lokalt nettverk, og dele filer gjennom operativsystemets egne funksjoner for fildeling. Denne løsningen har den ulempen at filene ikke har en sentral plassering, og dermed ikke fungerer som backupløsning, og gjør det vanskelig å vite hvem som har nyeste versj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3:58:43.45</meta:creation-date>
    <dc:date>2014-11-09T20:13:06.67</dc:date>
    <meta:editing-duration>PT4H28M56S</meta:editing-duration>
    <meta:editing-cycles>13</meta:editing-cycles>
    <meta:generator>OpenOffice.org/3.4.1$Win32 OpenOffice.org_project/341m1$Build-9593</meta:generator>
    <meta:document-statistic meta:table-count="0" meta:image-count="0" meta:object-count="0" meta:page-count="1" meta:paragraph-count="13" meta:word-count="401" meta:character-count="2436"/>
  </office:meta>
</office:document-meta>
</file>